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26.45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8323.7" calcext:value-type="float">
            <text:p>8323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5858.09" calcext:value-type="float">
            <text:p>5858.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4350.12" calcext:value-type="float">
            <text:p>4350.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4229.25" calcext:value-type="float">
            <text:p>4229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4113" calcext:value-type="float">
            <text:p>41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3463.84" calcext:value-type="float">
            <text:p>3463.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3242.24" calcext:value-type="float">
            <text:p>3242.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3149.25" calcext:value-type="float">
            <text:p>3149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float" office:value="2838.14" calcext:value-type="float">
            <text:p>2838.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2760" calcext:value-type="float">
            <text:p>27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2742" calcext:value-type="float">
            <text:p>27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2491.4" calcext:value-type="float">
            <text:p>2491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2462.56" calcext:value-type="float">
            <text:p>2462.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919.4" calcext:value-type="float">
            <text:p>1919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1788" calcext:value-type="float">
            <text:p>17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1656.88" calcext:value-type="float">
            <text:p>1656.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office:value-type="float" office:value="1656.88" calcext:value-type="float">
            <text:p>1656.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1609.2" calcext:value-type="float">
            <text:p>1609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float" office:value="1585.36" calcext:value-type="float">
            <text:p>1585.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929.76" calcext:value-type="float">
            <text:p>929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861.9" calcext:value-type="float">
            <text:p>861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754.05" calcext:value-type="float">
            <text:p>754.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713.6" calcext:value-type="float">
            <text:p>713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687.5" calcext:value-type="float">
            <text:p>687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687.5" calcext:value-type="float">
            <text:p>687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685.5" calcext:value-type="float">
            <text:p>685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616.95" calcext:value-type="float">
            <text:p>616.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433.7" calcext:value-type="float">
            <text:p>433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423.09" calcext:value-type="float">
            <text:p>423.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417.2" calcext:value-type="float">
            <text:p>417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411.3" calcext:value-type="float">
            <text:p>411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301.62" calcext:value-type="float">
            <text:p>301.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274.2" calcext:value-type="float">
            <text:p>274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238.4" calcext:value-type="float">
            <text:p>238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238.4" calcext:value-type="float">
            <text:p>238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238.4" calcext:value-type="float">
            <text:p>238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178.8" calcext:value-type="float">
            <text:p>178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178.8" calcext:value-type="float">
            <text:p>178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178.8" calcext:value-type="float">
            <text:p>178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64.52" calcext:value-type="float">
            <text:p>164.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143.04" calcext:value-type="float">
            <text:p>143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143.04" calcext:value-type="float">
            <text:p>143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143.04" calcext:value-type="float">
            <text:p>143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143.04" calcext:value-type="float">
            <text:p>143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19.2" calcext:value-type="float">
            <text:p>119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119.2" calcext:value-type="float">
            <text:p>119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119.2" calcext:value-type="float">
            <text:p>119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119.2" calcext:value-type="float">
            <text:p>119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119.2" calcext:value-type="float">
            <text:p>119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112.9" calcext:value-type="float">
            <text:p>112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9.68" calcext:value-type="float">
            <text:p>109.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09.68" calcext:value-type="float">
            <text:p>109.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107.28" calcext:value-type="float">
            <text:p>107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07.04" calcext:value-type="float">
            <text:p>107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5.97" calcext:value-type="float">
            <text:p>95.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92.84" calcext:value-type="float">
            <text:p>92.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89.2" calcext:value-type="float">
            <text:p>89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83.44" calcext:value-type="float">
            <text:p>83.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71.36" calcext:value-type="float">
            <text:p>71.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8.55" calcext:value-type="float">
            <text:p>68.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68.55" calcext:value-type="float">
            <text:p>68.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68.55" calcext:value-type="float">
            <text:p>68.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59.6" calcext:value-type="float">
            <text:p>59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58.34" calcext:value-type="float">
            <text:p>58.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58.34" calcext:value-type="float">
            <text:p>58.3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47.68" calcext:value-type="float">
            <text:p>47.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33.87" calcext:value-type="float">
            <text:p>33.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23.84" calcext:value-type="float">
            <text:p>23.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23.84" calcext:value-type="float">
            <text:p>23.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22.58" calcext:value-type="float">
            <text:p>22.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11.29" calcext:value-type="float">
            <text:p>11.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11681.6" calcext:value-type="float">
            <text:p>11681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float" office:value="6855" calcext:value-type="float">
            <text:p>68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6556" calcext:value-type="float">
            <text:p>65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4768" calcext:value-type="float">
            <text:p>47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4172" calcext:value-type="float">
            <text:p>41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3576" calcext:value-type="float">
            <text:p>35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float" office:value="3437.5" calcext:value-type="float">
            <text:p>3437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2384" calcext:value-type="float">
            <text:p>23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office:value-type="float" office:value="2384" calcext:value-type="float">
            <text:p>23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2206.1" calcext:value-type="float">
            <text:p>2206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1693.5" calcext:value-type="float">
            <text:p>1693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1645.2" calcext:value-type="float">
            <text:p>1645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1601.6" calcext:value-type="float">
            <text:p>1601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office:value-type="float" office:value="1430.4" calcext:value-type="float">
            <text:p>1430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1108.32" calcext:value-type="float">
            <text:p>1108.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1048.4" calcext:value-type="float">
            <text:p>1048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852.08" calcext:value-type="float">
            <text:p>852.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847.6" calcext:value-type="float">
            <text:p>847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764.34" calcext:value-type="float">
            <text:p>764.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float" office:value="742.7" calcext:value-type="float">
            <text:p>742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616.95" calcext:value-type="float">
            <text:p>616.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548.4" calcext:value-type="float">
            <text:p>548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508.45" calcext:value-type="float">
            <text:p>508.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488.72" calcext:value-type="float">
            <text:p>488.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office:value-type="float" office:value="411.3" calcext:value-type="float">
            <text:p>411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291.45" calcext:value-type="float">
            <text:p>291.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274.2" calcext:value-type="float">
            <text:p>274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38.4" calcext:value-type="float">
            <text:p>238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220.76" calcext:value-type="float">
            <text:p>220.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office:value-type="float" office:value="208.26" calcext:value-type="float">
            <text:p>208.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205.65" calcext:value-type="float">
            <text:p>205.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office:value-type="float" office:value="178.8" calcext:value-type="float">
            <text:p>178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178.4" calcext:value-type="float">
            <text:p>178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149.02" calcext:value-type="float">
            <text:p>149.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116.15" calcext:value-type="float">
            <text:p>116.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109.68" calcext:value-type="float">
            <text:p>109.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97.15" calcext:value-type="float">
            <text:p>97.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float" office:value="67.74" calcext:value-type="float">
            <text:p>67.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41.13" calcext:value-type="float">
            <text:p>41.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41.13" calcext:value-type="float">
            <text:p>41.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41.13" calcext:value-type="float">
            <text:p>41.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41.13" calcext:value-type="float">
            <text:p>41.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41.13" calcext:value-type="float">
            <text:p>41.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41.13" calcext:value-type="float">
            <text:p>41.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41.13" calcext:value-type="float">
            <text:p>41.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1" calcext:value-type="float">
            <text:p>161</text:p>
          </table:table-cell>
          <table:table-cell office:value-type="float" office:value="5960" calcext:value-type="float">
            <text:p>59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4" calcext:value-type="float">
            <text:p>154</text:p>
          </table:table-cell>
          <table:table-cell office:value-type="float" office:value="4113" calcext:value-type="float">
            <text:p>41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4" calcext:value-type="float">
            <text:p>154</text:p>
          </table:table-cell>
          <table:table-cell office:value-type="float" office:value="4113" calcext:value-type="float">
            <text:p>41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4" calcext:value-type="float">
            <text:p>174</text:p>
          </table:table-cell>
          <table:table-cell office:value-type="float" office:value="2193.6" calcext:value-type="float">
            <text:p>2193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office:value-type="float" office:value="2026.4" calcext:value-type="float">
            <text:p>2026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float" office:value="1776.08" calcext:value-type="float">
            <text:p>1776.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822.6" calcext:value-type="float">
            <text:p>822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office:value-type="float" office:value="685.5" calcext:value-type="float">
            <text:p>685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548.4" calcext:value-type="float">
            <text:p>548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238.4" calcext:value-type="float">
            <text:p>238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  <table:table-cell office:value-type="float" office:value="233.16" calcext:value-type="float">
            <text:p>233.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9.36" calcext:value-type="float">
            <text:p>219.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float" office:value="142.72" calcext:value-type="float">
            <text:p>142.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9.68" calcext:value-type="float">
            <text:p>109.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9.68" calcext:value-type="float">
            <text:p>109.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09.68" calcext:value-type="float">
            <text:p>109.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09.68" calcext:value-type="float">
            <text:p>109.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office:value-type="float" office:value="107.28" calcext:value-type="float">
            <text:p>107.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  <table:table-cell office:value-type="float" office:value="97.15" calcext:value-type="float">
            <text:p>97.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97.15" calcext:value-type="float">
            <text:p>97.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5.97" calcext:value-type="float">
            <text:p>95.9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59.6" calcext:value-type="float">
            <text:p>59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1.13" calcext:value-type="float">
            <text:p>41.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38.86" calcext:value-type="float">
            <text:p>38.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office:value-type="float" office:value="9178.4" calcext:value-type="float">
            <text:p>9178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4" calcext:value-type="float">
            <text:p>154</text:p>
          </table:table-cell>
          <table:table-cell office:value-type="float" office:value="8390.52" calcext:value-type="float">
            <text:p>8390.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7509.6" calcext:value-type="float">
            <text:p>7509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1" calcext:value-type="float">
            <text:p>171</text:p>
          </table:table-cell>
          <table:table-cell office:value-type="float" office:value="6030.16" calcext:value-type="float">
            <text:p>6030.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5960" calcext:value-type="float">
            <text:p>59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5292.65" calcext:value-type="float">
            <text:p>5292.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4779.92" calcext:value-type="float">
            <text:p>4779.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3576" calcext:value-type="float">
            <text:p>35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4" calcext:value-type="float">
            <text:p>154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3552.5" calcext:value-type="float">
            <text:p>3552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3" calcext:value-type="float">
            <text:p>243</text:p>
          </table:table-cell>
          <table:table-cell office:value-type="float" office:value="3349.52" calcext:value-type="float">
            <text:p>3349.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  <table:table-cell office:value-type="float" office:value="3084.75" calcext:value-type="float">
            <text:p>3084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office:value-type="float" office:value="3034.15" calcext:value-type="float">
            <text:p>3034.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6" calcext:value-type="float">
            <text:p>226</text:p>
          </table:table-cell>
          <table:table-cell office:value-type="float" office:value="2838.14" calcext:value-type="float">
            <text:p>2838.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2640" calcext:value-type="float">
            <text:p>26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office:value-type="float" office:value="2384" calcext:value-type="float">
            <text:p>23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float" office:value="2232.56" calcext:value-type="float">
            <text:p>2232.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1989.85" calcext:value-type="float">
            <text:p>1989.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8" calcext:value-type="float">
            <text:p>248</text:p>
          </table:table-cell>
          <table:table-cell office:value-type="float" office:value="1986.13" calcext:value-type="float">
            <text:p>1986.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1919.4" calcext:value-type="float">
            <text:p>1919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float" office:value="1656.88" calcext:value-type="float">
            <text:p>1656.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1645.2" calcext:value-type="float">
            <text:p>1645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7" calcext:value-type="float">
            <text:p>257</text:p>
          </table:table-cell>
          <table:table-cell office:value-type="float" office:value="1585.36" calcext:value-type="float">
            <text:p>1585.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1519.16" calcext:value-type="float">
            <text:p>1519.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float" office:value="1490.2" calcext:value-type="float">
            <text:p>149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7" calcext:value-type="float">
            <text:p>187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1333.6" calcext:value-type="float">
            <text:p>1333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" calcext:value-type="float">
            <text:p>224</text:p>
          </table:table-cell>
          <table:table-cell office:value-type="float" office:value="1309.8" calcext:value-type="float">
            <text:p>1309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070.2" calcext:value-type="float">
            <text:p>107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968.7" calcext:value-type="float">
            <text:p>968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941.8" calcext:value-type="float">
            <text:p>941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  <table:table-cell office:value-type="float" office:value="852.5" calcext:value-type="float">
            <text:p>852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822.6" calcext:value-type="float">
            <text:p>822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7" calcext:value-type="float">
            <text:p>157</text:p>
          </table:table-cell>
          <table:table-cell office:value-type="float" office:value="786.72" calcext:value-type="float">
            <text:p>786.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1" calcext:value-type="float">
            <text:p>191</text:p>
          </table:table-cell>
          <table:table-cell office:value-type="float" office:value="685.5" calcext:value-type="float">
            <text:p>685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680.6" calcext:value-type="float">
            <text:p>680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office:value-type="float" office:value="677.4" calcext:value-type="float">
            <text:p>677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4" calcext:value-type="float">
            <text:p>154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578.6" calcext:value-type="float">
            <text:p>578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5" calcext:value-type="float">
            <text:p>195</text:p>
          </table:table-cell>
          <table:table-cell office:value-type="float" office:value="411.3" calcext:value-type="float">
            <text:p>411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313.5" calcext:value-type="float">
            <text:p>313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office:value-type="float" office:value="274.2" calcext:value-type="float">
            <text:p>274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office:value-type="float" office:value="240.19" calcext:value-type="float">
            <text:p>240.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6" calcext:value-type="float">
            <text:p>136</text:p>
          </table:table-cell>
          <table:table-cell office:value-type="float" office:value="238.4" calcext:value-type="float">
            <text:p>238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office:value-type="float" office:value="238.4" calcext:value-type="float">
            <text:p>238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238.4" calcext:value-type="float">
            <text:p>238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0" calcext:value-type="float">
            <text:p>210</text:p>
          </table:table-cell>
          <table:table-cell office:value-type="float" office:value="238.4" calcext:value-type="float">
            <text:p>238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float" office:value="233.07" calcext:value-type="float">
            <text:p>233.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214.5" calcext:value-type="float">
            <text:p>214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office:value-type="float" office:value="205.65" calcext:value-type="float">
            <text:p>205.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2" calcext:value-type="float">
            <text:p>222</text:p>
          </table:table-cell>
          <table:table-cell office:value-type="float" office:value="205.65" calcext:value-type="float">
            <text:p>205.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5" calcext:value-type="float">
            <text:p>215</text:p>
          </table:table-cell>
          <table:table-cell office:value-type="float" office:value="178.4" calcext:value-type="float">
            <text:p>178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1" calcext:value-type="float">
            <text:p>211</text:p>
          </table:table-cell>
          <table:table-cell office:value-type="float" office:value="151.81" calcext:value-type="float">
            <text:p>151.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3" calcext:value-type="float">
            <text:p>213</text:p>
          </table:table-cell>
          <table:table-cell office:value-type="float" office:value="127.97" calcext:value-type="float">
            <text:p>127.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4" calcext:value-type="float">
            <text:p>214</text:p>
          </table:table-cell>
          <table:table-cell office:value-type="float" office:value="115.42" calcext:value-type="float">
            <text:p>115.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91.58" calcext:value-type="float">
            <text:p>91.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7" calcext:value-type="float">
            <text:p>227</text:p>
          </table:table-cell>
          <table:table-cell office:value-type="float" office:value="68.55" calcext:value-type="float">
            <text:p>68.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7" calcext:value-type="float">
            <text:p>227</text:p>
          </table:table-cell>
          <table:table-cell office:value-type="float" office:value="68.55" calcext:value-type="float">
            <text:p>68.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office:value-type="float" office:value="68.37" calcext:value-type="float">
            <text:p>68.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office:value-type="float" office:value="66.93" calcext:value-type="float">
            <text:p>66.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11.92" calcext:value-type="float">
            <text:p>11.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4" calcext:value-type="float">
            <text:p>154</text:p>
          </table:table-cell>
          <table:table-cell office:value-type="float" office:value="5352" calcext:value-type="float">
            <text:p>53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1" calcext:value-type="float">
            <text:p>181</text:p>
          </table:table-cell>
          <table:table-cell office:value-type="float" office:value="4303.12" calcext:value-type="float">
            <text:p>4303.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4" calcext:value-type="float">
            <text:p>154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office:value-type="float" office:value="2264.8" calcext:value-type="float">
            <text:p>2264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float" office:value="1826" calcext:value-type="float">
            <text:p>18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float" office:value="1643.4" calcext:value-type="float">
            <text:p>1643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1" calcext:value-type="float">
            <text:p>251</text:p>
          </table:table-cell>
          <table:table-cell office:value-type="float" office:value="1585.36" calcext:value-type="float">
            <text:p>1585.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6" calcext:value-type="float">
            <text:p>226</text:p>
          </table:table-cell>
          <table:table-cell office:value-type="float" office:value="1439.72" calcext:value-type="float">
            <text:p>1439.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3" calcext:value-type="float">
            <text:p>193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1" calcext:value-type="float">
            <text:p>151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1" calcext:value-type="float">
            <text:p>181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7" calcext:value-type="float">
            <text:p>247</text:p>
          </table:table-cell>
          <table:table-cell office:value-type="float" office:value="759.1" calcext:value-type="float">
            <text:p>759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607.19" calcext:value-type="float">
            <text:p>607.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float" office:value="548.4" calcext:value-type="float">
            <text:p>548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float" office:value="479.85" calcext:value-type="float">
            <text:p>479.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425.29" calcext:value-type="float">
            <text:p>425.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246.78" calcext:value-type="float">
            <text:p>246.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8" calcext:value-type="float">
            <text:p>218</text:p>
          </table:table-cell>
          <table:table-cell office:value-type="float" office:value="160.56" calcext:value-type="float">
            <text:p>160.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9.68" calcext:value-type="float">
            <text:p>109.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9.68" calcext:value-type="float">
            <text:p>109.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9.68" calcext:value-type="float">
            <text:p>109.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09.68" calcext:value-type="float">
            <text:p>109.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9.68" calcext:value-type="float">
            <text:p>109.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109.68" calcext:value-type="float">
            <text:p>109.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107.04" calcext:value-type="float">
            <text:p>107.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9" calcext:value-type="float">
            <text:p>189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8.55" calcext:value-type="float">
            <text:p>68.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68.55" calcext:value-type="float">
            <text:p>68.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3" calcext:value-type="float">
            <text:p>223</text:p>
          </table:table-cell>
          <table:table-cell office:value-type="float" office:value="68.55" calcext:value-type="float">
            <text:p>68.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3" calcext:value-type="float">
            <text:p>223</text:p>
          </table:table-cell>
          <table:table-cell office:value-type="float" office:value="68.55" calcext:value-type="float">
            <text:p>68.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7" calcext:value-type="float">
            <text:p>2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1.13" calcext:value-type="float">
            <text:p>41.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11.92" calcext:value-type="float">
            <text:p>11.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 office:value-type="float" office:value="15682.75" calcext:value-type="float">
            <text:p>15682.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3" calcext:value-type="float">
            <text:p>123</text:p>
          </table:table-cell>
          <table:table-cell office:value-type="float" office:value="15019.2" calcext:value-type="float">
            <text:p>15019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13057.75" calcext:value-type="float">
            <text:p>13057.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2240.8" calcext:value-type="float">
            <text:p>12240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" calcext:value-type="float">
            <text:p>154</text:p>
          </table:table-cell>
          <table:table-cell office:value-type="float" office:value="9761.52" calcext:value-type="float">
            <text:p>9761.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9166.6" calcext:value-type="float">
            <text:p>9166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float" office:value="7152" calcext:value-type="float">
            <text:p>71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" calcext:value-type="float">
            <text:p>154</text:p>
          </table:table-cell>
          <table:table-cell office:value-type="float" office:value="7040" calcext:value-type="float">
            <text:p>70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1" calcext:value-type="float">
            <text:p>171</text:p>
          </table:table-cell>
          <table:table-cell office:value-type="float" office:value="5040.12" calcext:value-type="float">
            <text:p>5040.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office:value-type="float" office:value="4955.22" calcext:value-type="float">
            <text:p>4955.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3687.2" calcext:value-type="float">
            <text:p>3687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" calcext:value-type="float">
            <text:p>154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" calcext:value-type="float">
            <text:p>154</text:p>
          </table:table-cell>
          <table:table-cell office:value-type="float" office:value="2742" calcext:value-type="float">
            <text:p>27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2" calcext:value-type="float">
            <text:p>172</text:p>
          </table:table-cell>
          <table:table-cell office:value-type="float" office:value="2462.56" calcext:value-type="float">
            <text:p>2462.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1" calcext:value-type="float">
            <text:p>171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1656.88" calcext:value-type="float">
            <text:p>1656.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9" calcext:value-type="float">
            <text:p>139</text:p>
          </table:table-cell>
          <table:table-cell office:value-type="float" office:value="1645.2" calcext:value-type="float">
            <text:p>1645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1519.16" calcext:value-type="float">
            <text:p>1519.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9" calcext:value-type="float">
            <text:p>159</text:p>
          </table:table-cell>
          <table:table-cell office:value-type="float" office:value="1439.55" calcext:value-type="float">
            <text:p>1439.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1398.42" calcext:value-type="float">
            <text:p>1398.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6" calcext:value-type="float">
            <text:p>226</text:p>
          </table:table-cell>
          <table:table-cell office:value-type="float" office:value="1398.42" calcext:value-type="float">
            <text:p>1398.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8" calcext:value-type="float">
            <text:p>178</text:p>
          </table:table-cell>
          <table:table-cell office:value-type="float" office:value="886.76" calcext:value-type="float">
            <text:p>886.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850.72" calcext:value-type="float">
            <text:p>850.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779.3" calcext:value-type="float">
            <text:p>779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float" office:value="699.98" calcext:value-type="float">
            <text:p>699.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551.9" calcext:value-type="float">
            <text:p>551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4" calcext:value-type="float">
            <text:p>124</text:p>
          </table:table-cell>
          <table:table-cell office:value-type="float" office:value="548.4" calcext:value-type="float">
            <text:p>548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office:value-type="float" office:value="485.75" calcext:value-type="float">
            <text:p>485.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office:value-type="float" office:value="411.3" calcext:value-type="float">
            <text:p>411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393.36" calcext:value-type="float">
            <text:p>393.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office:value-type="float" office:value="364.87" calcext:value-type="float">
            <text:p>364.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287.15" calcext:value-type="float">
            <text:p>287.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274.2" calcext:value-type="float">
            <text:p>274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office:value-type="float" office:value="274.2" calcext:value-type="float">
            <text:p>274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float" office:value="238.4" calcext:value-type="float">
            <text:p>238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3" calcext:value-type="float">
            <text:p>203</text:p>
          </table:table-cell>
          <table:table-cell office:value-type="float" office:value="225.8" calcext:value-type="float">
            <text:p>225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2" calcext:value-type="float">
            <text:p>222</text:p>
          </table:table-cell>
          <table:table-cell office:value-type="float" office:value="205.65" calcext:value-type="float">
            <text:p>205.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1" calcext:value-type="float">
            <text:p>211</text:p>
          </table:table-cell>
          <table:table-cell office:value-type="float" office:value="195.08" calcext:value-type="float">
            <text:p>195.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8" calcext:value-type="float">
            <text:p>17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64.52" calcext:value-type="float">
            <text:p>164.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office:value-type="float" office:value="154.96" calcext:value-type="float">
            <text:p>154.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4" calcext:value-type="float">
            <text:p>124</text:p>
          </table:table-cell>
          <table:table-cell office:value-type="float" office:value="142.5" calcext:value-type="float">
            <text:p>142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5" calcext:value-type="float">
            <text:p>155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3.39" calcext:value-type="float">
            <text:p>123.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office:value-type="float" office:value="119.2" calcext:value-type="float">
            <text:p>119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office:value-type="float" office:value="103.05" calcext:value-type="float">
            <text:p>103.0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95.97" calcext:value-type="float">
            <text:p>95.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5.97" calcext:value-type="float">
            <text:p>95.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68.7" calcext:value-type="float">
            <text:p>68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5" calcext:value-type="float">
            <text:p>165</text:p>
          </table:table-cell>
          <table:table-cell office:value-type="float" office:value="68.55" calcext:value-type="float">
            <text:p>68.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1.13" calcext:value-type="float">
            <text:p>41.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1.13" calcext:value-type="float">
            <text:p>41.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float" office:value="11.92" calcext:value-type="float">
            <text:p>11.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float" office:value="11.92" calcext:value-type="float">
            <text:p>11.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float" office:value="11.92" calcext:value-type="float">
            <text:p>11.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4" calcext:value-type="float">
            <text:p>174</text:p>
          </table:table-cell>
          <table:table-cell office:value-type="float" office:value="2193.6" calcext:value-type="float">
            <text:p>2193.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office:value-type="float" office:value="2121.76" calcext:value-type="float">
            <text:p>2121.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1621.12" calcext:value-type="float">
            <text:p>1621.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246.78" calcext:value-type="float">
            <text:p>246.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09.68" calcext:value-type="float">
            <text:p>109.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09.68" calcext:value-type="float">
            <text:p>109.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109.68" calcext:value-type="float">
            <text:p>109.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3" calcext:value-type="float">
            <text:p>223</text:p>
          </table:table-cell>
          <table:table-cell office:value-type="float" office:value="68.55" calcext:value-type="float">
            <text:p>68.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9761.52" calcext:value-type="float">
            <text:p>9761.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float" office:value="9158.46" calcext:value-type="float">
            <text:p>9158.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float" office:value="8677.6" calcext:value-type="float">
            <text:p>8677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2" calcext:value-type="float">
            <text:p>132</text:p>
          </table:table-cell>
          <table:table-cell office:value-type="float" office:value="8232.85" calcext:value-type="float">
            <text:p>8232.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2" calcext:value-type="float">
            <text:p>132</text:p>
          </table:table-cell>
          <table:table-cell office:value-type="float" office:value="7560" calcext:value-type="float">
            <text:p>75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float" office:value="7236" calcext:value-type="float">
            <text:p>72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float" office:value="5960" calcext:value-type="float">
            <text:p>59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float" office:value="5137.66" calcext:value-type="float">
            <text:p>5137.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float" office:value="3916.8" calcext:value-type="float">
            <text:p>3916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3676.3" calcext:value-type="float">
            <text:p>3676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4" calcext:value-type="float">
            <text:p>174</text:p>
          </table:table-cell>
          <table:table-cell office:value-type="float" office:value="2193.6" calcext:value-type="float">
            <text:p>2193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 office:value-type="float" office:value="2062.5" calcext:value-type="float">
            <text:p>2062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float" office:value="2056.5" calcext:value-type="float">
            <text:p>2056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3" calcext:value-type="float">
            <text:p>173</text:p>
          </table:table-cell>
          <table:table-cell office:value-type="float" office:value="1826" calcext:value-type="float">
            <text:p>18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6" calcext:value-type="float">
            <text:p>176</text:p>
          </table:table-cell>
          <table:table-cell office:value-type="float" office:value="1809.72" calcext:value-type="float">
            <text:p>1809.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3" calcext:value-type="float">
            <text:p>163</text:p>
          </table:table-cell>
          <table:table-cell office:value-type="float" office:value="1740.32" calcext:value-type="float">
            <text:p>1740.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1645.2" calcext:value-type="float">
            <text:p>1645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6" calcext:value-type="float">
            <text:p>226</text:p>
          </table:table-cell>
          <table:table-cell office:value-type="float" office:value="1357.29" calcext:value-type="float">
            <text:p>1357.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float" office:value="1099.5" calcext:value-type="float">
            <text:p>1099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843.7" calcext:value-type="float">
            <text:p>843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float" office:value="829.16" calcext:value-type="float">
            <text:p>829.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float" office:value="822.6" calcext:value-type="float">
            <text:p>822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810.56" calcext:value-type="float">
            <text:p>810.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798.64" calcext:value-type="float">
            <text:p>798.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730.4" calcext:value-type="float">
            <text:p>730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730.4" calcext:value-type="float">
            <text:p>730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float" office:value="572.5" calcext:value-type="float">
            <text:p>572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2" calcext:value-type="float">
            <text:p>132</text:p>
          </table:table-cell>
          <table:table-cell office:value-type="float" office:value="572.5" calcext:value-type="float">
            <text:p>572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float" office:value="548.4" calcext:value-type="float">
            <text:p>548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float" office:value="432.7" calcext:value-type="float">
            <text:p>432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365.2" calcext:value-type="float">
            <text:p>365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float" office:value="313.5" calcext:value-type="float">
            <text:p>313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float" office:value="274.2" calcext:value-type="float">
            <text:p>274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float" office:value="233.16" calcext:value-type="float">
            <text:p>233.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8" calcext:value-type="float">
            <text:p>188</text:p>
          </table:table-cell>
          <table:table-cell office:value-type="float" office:value="205.65" calcext:value-type="float">
            <text:p>205.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1" calcext:value-type="float">
            <text:p>141</text:p>
          </table:table-cell>
          <table:table-cell office:value-type="float" office:value="178.4" calcext:value-type="float">
            <text:p>178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7" calcext:value-type="float">
            <text:p>147</text:p>
          </table:table-cell>
          <table:table-cell office:value-type="float" office:value="176.44" calcext:value-type="float">
            <text:p>176.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float" office:value="137.4" calcext:value-type="float">
            <text:p>137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2" calcext:value-type="float">
            <text:p>182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3" calcext:value-type="float">
            <text:p>253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19.2" calcext:value-type="float">
            <text:p>119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7" calcext:value-type="float">
            <text:p>137</text:p>
          </table:table-cell>
          <table:table-cell office:value-type="float" office:value="119.2" calcext:value-type="float">
            <text:p>119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9" calcext:value-type="float">
            <text:p>249</text:p>
          </table:table-cell>
          <table:table-cell office:value-type="float" office:value="119.2" calcext:value-type="float">
            <text:p>119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float" office:value="114.5" calcext:value-type="float">
            <text:p>114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2" calcext:value-type="float">
            <text:p>242</text:p>
          </table:table-cell>
          <table:table-cell office:value-type="float" office:value="112.9" calcext:value-type="float">
            <text:p>112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09.68" calcext:value-type="float">
            <text:p>109.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6" calcext:value-type="float">
            <text:p>24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float" office:value="73.76" calcext:value-type="float">
            <text:p>73.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office:value-type="float" office:value="59.6" calcext:value-type="float">
            <text:p>59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office:value-type="float" office:value="38.86" calcext:value-type="float">
            <text:p>38.86</text:p>
          </table:table-cell>
        </table:table-row>
      </table:table>
      <table:table table:name="1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323.7" calcext:value-type="float">
            <text:p>8323.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858.09" calcext:value-type="float">
            <text:p>5858.0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350.12" calcext:value-type="float">
            <text:p>4350.1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229.25" calcext:value-type="float">
            <text:p>4229.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113" calcext:value-type="float">
            <text:p>411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463.84" calcext:value-type="float">
            <text:p>3463.8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242.24" calcext:value-type="float">
            <text:p>3242.2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149.25" calcext:value-type="float">
            <text:p>3149.2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838.14" calcext:value-type="float">
            <text:p>2838.1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760" calcext:value-type="float">
            <text:p>27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742" calcext:value-type="float">
            <text:p>274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491.4" calcext:value-type="float">
            <text:p>2491.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62.56" calcext:value-type="float">
            <text:p>2462.5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919.4" calcext:value-type="float">
            <text:p>1919.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88" calcext:value-type="float">
            <text:p>178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56.88" calcext:value-type="float">
            <text:p>1656.8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656.88" calcext:value-type="float">
            <text:p>1656.8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609.2" calcext:value-type="float">
            <text:p>1609.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585.36" calcext:value-type="float">
            <text:p>1585.3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29.76" calcext:value-type="float">
            <text:p>929.7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61.9" calcext:value-type="float">
            <text:p>861.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54.05" calcext:value-type="float">
            <text:p>754.0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13.6" calcext:value-type="float">
            <text:p>713.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87.5" calcext:value-type="float">
            <text:p>687.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87.5" calcext:value-type="float">
            <text:p>687.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85.5" calcext:value-type="float">
            <text:p>685.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16.95" calcext:value-type="float">
            <text:p>616.9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33.7" calcext:value-type="float">
            <text:p>433.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23.09" calcext:value-type="float">
            <text:p>423.0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17.2" calcext:value-type="float">
            <text:p>417.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11.3" calcext:value-type="float">
            <text:p>411.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1.62" calcext:value-type="float">
            <text:p>301.6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74.2" calcext:value-type="float">
            <text:p>274.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38.4" calcext:value-type="float">
            <text:p>238.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38.4" calcext:value-type="float">
            <text:p>238.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38.4" calcext:value-type="float">
            <text:p>238.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78.8" calcext:value-type="float">
            <text:p>178.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78.8" calcext:value-type="float">
            <text:p>178.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78.8" calcext:value-type="float">
            <text:p>178.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4.52" calcext:value-type="float">
            <text:p>164.5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3.04" calcext:value-type="float">
            <text:p>143.0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3.04" calcext:value-type="float">
            <text:p>143.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3.04" calcext:value-type="float">
            <text:p>143.0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3.04" calcext:value-type="float">
            <text:p>143.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9.2" calcext:value-type="float">
            <text:p>119.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9.2" calcext:value-type="float">
            <text:p>119.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19.2" calcext:value-type="float">
            <text:p>119.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19.2" calcext:value-type="float">
            <text:p>119.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19.2" calcext:value-type="float">
            <text:p>119.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2.9" calcext:value-type="float">
            <text:p>112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9.68" calcext:value-type="float">
            <text:p>109.6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9.68" calcext:value-type="float">
            <text:p>109.6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7.28" calcext:value-type="float">
            <text:p>107.2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7.04" calcext:value-type="float">
            <text:p>107.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.97" calcext:value-type="float">
            <text:p>95.9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2.84" calcext:value-type="float">
            <text:p>92.8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9.2" calcext:value-type="float">
            <text:p>89.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3.44" calcext:value-type="float">
            <text:p>83.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1.36" calcext:value-type="float">
            <text:p>71.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8.55" calcext:value-type="float">
            <text:p>68.5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8.55" calcext:value-type="float">
            <text:p>68.5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8.55" calcext:value-type="float">
            <text:p>68.5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9.6" calcext:value-type="float">
            <text:p>59.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8.34" calcext:value-type="float">
            <text:p>58.3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8.34" calcext:value-type="float">
            <text:p>58.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7.68" calcext:value-type="float">
            <text:p>47.6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3.87" calcext:value-type="float">
            <text:p>33.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3.84" calcext:value-type="float">
            <text:p>23.8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.84" calcext:value-type="float">
            <text:p>23.8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2.58" calcext:value-type="float">
            <text:p>22.5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1.29" calcext:value-type="float">
            <text:p>11.2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681.6" calcext:value-type="float">
            <text:p>11681.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855" calcext:value-type="float">
            <text:p>685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556" calcext:value-type="float">
            <text:p>655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768" calcext:value-type="float">
            <text:p>476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172" calcext:value-type="float">
            <text:p>417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576" calcext:value-type="float">
            <text:p>357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437.5" calcext:value-type="float">
            <text:p>3437.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384" calcext:value-type="float">
            <text:p>238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384" calcext:value-type="float">
            <text:p>238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206.1" calcext:value-type="float">
            <text:p>2206.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693.5" calcext:value-type="float">
            <text:p>1693.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645.2" calcext:value-type="float">
            <text:p>1645.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601.6" calcext:value-type="float">
            <text:p>1601.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30.4" calcext:value-type="float">
            <text:p>1430.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08.32" calcext:value-type="float">
            <text:p>1108.3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48.4" calcext:value-type="float">
            <text:p>1048.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52.08" calcext:value-type="float">
            <text:p>852.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47.6" calcext:value-type="float">
            <text:p>847.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64.34" calcext:value-type="float">
            <text:p>764.3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42.7" calcext:value-type="float">
            <text:p>742.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16.95" calcext:value-type="float">
            <text:p>616.9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48.4" calcext:value-type="float">
            <text:p>548.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08.45" calcext:value-type="float">
            <text:p>508.4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88.72" calcext:value-type="float">
            <text:p>488.7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11.3" calcext:value-type="float">
            <text:p>411.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91.45" calcext:value-type="float">
            <text:p>291.4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74.2" calcext:value-type="float">
            <text:p>274.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38.4" calcext:value-type="float">
            <text:p>238.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20.76" calcext:value-type="float">
            <text:p>220.7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8.26" calcext:value-type="float">
            <text:p>208.2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5.65" calcext:value-type="float">
            <text:p>205.6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78.8" calcext:value-type="float">
            <text:p>178.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78.4" calcext:value-type="float">
            <text:p>178.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9.02" calcext:value-type="float">
            <text:p>149.0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6.15" calcext:value-type="float">
            <text:p>116.1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9.68" calcext:value-type="float">
            <text:p>109.6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7.15" calcext:value-type="float">
            <text:p>97.1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7.74" calcext:value-type="float">
            <text:p>67.7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1.13" calcext:value-type="float">
            <text:p>41.1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1.13" calcext:value-type="float">
            <text:p>41.1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1.13" calcext:value-type="float">
            <text:p>41.1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1.13" calcext:value-type="float">
            <text:p>41.1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1.13" calcext:value-type="float">
            <text:p>41.1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1.13" calcext:value-type="float">
            <text:p>41.1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1.13" calcext:value-type="float">
            <text:p>41.1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</table:table-row>
      </table:table>
      <table:table table:name="3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960" calcext:value-type="float">
            <text:p>59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113" calcext:value-type="float">
            <text:p>411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113" calcext:value-type="float">
            <text:p>411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193.6" calcext:value-type="float">
            <text:p>2193.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026.4" calcext:value-type="float">
            <text:p>2026.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776.08" calcext:value-type="float">
            <text:p>1776.0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22.6" calcext:value-type="float">
            <text:p>822.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85.5" calcext:value-type="float">
            <text:p>685.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48.4" calcext:value-type="float">
            <text:p>548.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38.4" calcext:value-type="float">
            <text:p>238.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33.16" calcext:value-type="float">
            <text:p>233.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9.36" calcext:value-type="float">
            <text:p>219.3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2.72" calcext:value-type="float">
            <text:p>142.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9.68" calcext:value-type="float">
            <text:p>109.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9.68" calcext:value-type="float">
            <text:p>109.6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9.68" calcext:value-type="float">
            <text:p>109.6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9.68" calcext:value-type="float">
            <text:p>109.6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7.28" calcext:value-type="float">
            <text:p>107.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7.15" calcext:value-type="float">
            <text:p>97.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7.15" calcext:value-type="float">
            <text:p>97.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.97" calcext:value-type="float">
            <text:p>95.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9.6" calcext:value-type="float">
            <text:p>59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3" calcext:value-type="float">
            <text:p>41.1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8.86" calcext:value-type="float">
            <text:p>38.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7.42" calcext:value-type="float">
            <text:p>27.42</text:p>
          </table:table-cell>
        </table:table-row>
      </table:table>
      <table:table table:name="4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178.4" calcext:value-type="float">
            <text:p>9178.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390.52" calcext:value-type="float">
            <text:p>8390.5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509.6" calcext:value-type="float">
            <text:p>7509.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030.16" calcext:value-type="float">
            <text:p>6030.1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960" calcext:value-type="float">
            <text:p>596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292.65" calcext:value-type="float">
            <text:p>5292.6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779.92" calcext:value-type="float">
            <text:p>4779.9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76" calcext:value-type="float">
            <text:p>357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552.5" calcext:value-type="float">
            <text:p>3552.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349.52" calcext:value-type="float">
            <text:p>3349.5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084.75" calcext:value-type="float">
            <text:p>3084.7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034.15" calcext:value-type="float">
            <text:p>3034.1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838.14" calcext:value-type="float">
            <text:p>2838.1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640" calcext:value-type="float">
            <text:p>264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384" calcext:value-type="float">
            <text:p>238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232.56" calcext:value-type="float">
            <text:p>2232.5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989.85" calcext:value-type="float">
            <text:p>1989.8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986.13" calcext:value-type="float">
            <text:p>1986.1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19.4" calcext:value-type="float">
            <text:p>1919.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656.88" calcext:value-type="float">
            <text:p>1656.8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645.2" calcext:value-type="float">
            <text:p>1645.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585.36" calcext:value-type="float">
            <text:p>1585.3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19.16" calcext:value-type="float">
            <text:p>1519.1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90.2" calcext:value-type="float">
            <text:p>1490.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33.6" calcext:value-type="float">
            <text:p>1333.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309.8" calcext:value-type="float">
            <text:p>1309.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70.2" calcext:value-type="float">
            <text:p>1070.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68.7" calcext:value-type="float">
            <text:p>968.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41.8" calcext:value-type="float">
            <text:p>941.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52.5" calcext:value-type="float">
            <text:p>852.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22.6" calcext:value-type="float">
            <text:p>822.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86.72" calcext:value-type="float">
            <text:p>786.7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85.5" calcext:value-type="float">
            <text:p>685.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80.6" calcext:value-type="float">
            <text:p>680.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77.4" calcext:value-type="float">
            <text:p>677.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78.6" calcext:value-type="float">
            <text:p>578.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11.3" calcext:value-type="float">
            <text:p>411.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13.5" calcext:value-type="float">
            <text:p>313.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74.2" calcext:value-type="float">
            <text:p>274.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40.19" calcext:value-type="float">
            <text:p>240.1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38.4" calcext:value-type="float">
            <text:p>238.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38.4" calcext:value-type="float">
            <text:p>238.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38.4" calcext:value-type="float">
            <text:p>238.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38.4" calcext:value-type="float">
            <text:p>238.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33.07" calcext:value-type="float">
            <text:p>233.0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14.5" calcext:value-type="float">
            <text:p>214.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05.65" calcext:value-type="float">
            <text:p>205.6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05.65" calcext:value-type="float">
            <text:p>205.6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78.4" calcext:value-type="float">
            <text:p>178.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51.81" calcext:value-type="float">
            <text:p>151.8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27.97" calcext:value-type="float">
            <text:p>127.9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15.42" calcext:value-type="float">
            <text:p>115.4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1.58" calcext:value-type="float">
            <text:p>91.5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8.55" calcext:value-type="float">
            <text:p>68.5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8.55" calcext:value-type="float">
            <text:p>68.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8.37" calcext:value-type="float">
            <text:p>68.3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6.93" calcext:value-type="float">
            <text:p>66.9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.92" calcext:value-type="float">
            <text:p>11.9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</table:table>
      <table:table table:name="5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352" calcext:value-type="float">
            <text:p>535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303.12" calcext:value-type="float">
            <text:p>4303.1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264.8" calcext:value-type="float">
            <text:p>2264.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826" calcext:value-type="float">
            <text:p>182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43.4" calcext:value-type="float">
            <text:p>1643.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585.36" calcext:value-type="float">
            <text:p>1585.3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39.72" calcext:value-type="float">
            <text:p>1439.7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759.1" calcext:value-type="float">
            <text:p>759.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07.19" calcext:value-type="float">
            <text:p>607.1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48.4" calcext:value-type="float">
            <text:p>548.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79.85" calcext:value-type="float">
            <text:p>479.8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25.29" calcext:value-type="float">
            <text:p>425.2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46.78" calcext:value-type="float">
            <text:p>246.7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60.56" calcext:value-type="float">
            <text:p>160.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9.68" calcext:value-type="float">
            <text:p>109.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9.68" calcext:value-type="float">
            <text:p>109.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9.68" calcext:value-type="float">
            <text:p>109.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9.68" calcext:value-type="float">
            <text:p>109.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.68" calcext:value-type="float">
            <text:p>109.6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9.68" calcext:value-type="float">
            <text:p>109.6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7.04" calcext:value-type="float">
            <text:p>107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.55" calcext:value-type="float">
            <text:p>68.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8.55" calcext:value-type="float">
            <text:p>68.5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8.55" calcext:value-type="float">
            <text:p>68.5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8.55" calcext:value-type="float">
            <text:p>68.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3" calcext:value-type="float">
            <text:p>41.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.92" calcext:value-type="float">
            <text:p>11.9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.5" calcext:value-type="float">
            <text:p>11.5</text:p>
          </table:table-cell>
        </table:table-row>
      </table:table>
      <table:table table:name="6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682.75" calcext:value-type="float">
            <text:p>15682.7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5019.2" calcext:value-type="float">
            <text:p>15019.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7.75" calcext:value-type="float">
            <text:p>13057.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240.8" calcext:value-type="float">
            <text:p>12240.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761.52" calcext:value-type="float">
            <text:p>9761.5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166.6" calcext:value-type="float">
            <text:p>9166.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152" calcext:value-type="float">
            <text:p>715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040" calcext:value-type="float">
            <text:p>704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040.12" calcext:value-type="float">
            <text:p>5040.1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955.22" calcext:value-type="float">
            <text:p>4955.2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687.2" calcext:value-type="float">
            <text:p>3687.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742" calcext:value-type="float">
            <text:p>274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462.56" calcext:value-type="float">
            <text:p>2462.5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656.88" calcext:value-type="float">
            <text:p>1656.8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645.2" calcext:value-type="float">
            <text:p>1645.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19.16" calcext:value-type="float">
            <text:p>1519.1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39.55" calcext:value-type="float">
            <text:p>1439.5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398.42" calcext:value-type="float">
            <text:p>1398.4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398.42" calcext:value-type="float">
            <text:p>1398.4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86.76" calcext:value-type="float">
            <text:p>886.7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50.72" calcext:value-type="float">
            <text:p>850.7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79.3" calcext:value-type="float">
            <text:p>779.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99.98" calcext:value-type="float">
            <text:p>699.9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51.9" calcext:value-type="float">
            <text:p>551.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48.4" calcext:value-type="float">
            <text:p>548.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85.75" calcext:value-type="float">
            <text:p>485.7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11.3" calcext:value-type="float">
            <text:p>411.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93.36" calcext:value-type="float">
            <text:p>393.3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64.87" calcext:value-type="float">
            <text:p>364.8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87.15" calcext:value-type="float">
            <text:p>287.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74.2" calcext:value-type="float">
            <text:p>274.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74.2" calcext:value-type="float">
            <text:p>274.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38.4" calcext:value-type="float">
            <text:p>238.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5.8" calcext:value-type="float">
            <text:p>225.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05.65" calcext:value-type="float">
            <text:p>205.6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95.08" calcext:value-type="float">
            <text:p>195.0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4.52" calcext:value-type="float">
            <text:p>164.5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54.96" calcext:value-type="float">
            <text:p>154.9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2.5" calcext:value-type="float">
            <text:p>142.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3.39" calcext:value-type="float">
            <text:p>123.3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9.2" calcext:value-type="float">
            <text:p>119.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3.05" calcext:value-type="float">
            <text:p>103.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.97" calcext:value-type="float">
            <text:p>95.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.97" calcext:value-type="float">
            <text:p>95.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8.7" calcext:value-type="float">
            <text:p>68.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8.55" calcext:value-type="float">
            <text:p>68.5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3" calcext:value-type="float">
            <text:p>41.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.13" calcext:value-type="float">
            <text:p>41.1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.92" calcext:value-type="float">
            <text:p>11.9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.92" calcext:value-type="float">
            <text:p>11.9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.92" calcext:value-type="float">
            <text:p>11.92</text:p>
          </table:table-cell>
        </table:table-row>
      </table:table>
      <table:table table:name="7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193.6" calcext:value-type="float">
            <text:p>2193.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121.76" calcext:value-type="float">
            <text:p>2121.7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21.12" calcext:value-type="float">
            <text:p>1621.1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46.78" calcext:value-type="float">
            <text:p>246.7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9.68" calcext:value-type="float">
            <text:p>109.6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9.68" calcext:value-type="float">
            <text:p>109.6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9.68" calcext:value-type="float">
            <text:p>109.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8.55" calcext:value-type="float">
            <text:p>68.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.5" calcext:value-type="float">
            <text:p>11.5</text:p>
          </table:table-cell>
        </table:table-row>
      </table:table>
      <table:table table:name="8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761.52" calcext:value-type="float">
            <text:p>9761.5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158.46" calcext:value-type="float">
            <text:p>9158.4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677.6" calcext:value-type="float">
            <text:p>8677.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232.85" calcext:value-type="float">
            <text:p>8232.8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560" calcext:value-type="float">
            <text:p>756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236" calcext:value-type="float">
            <text:p>723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960" calcext:value-type="float">
            <text:p>596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137.66" calcext:value-type="float">
            <text:p>5137.6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916.8" calcext:value-type="float">
            <text:p>3916.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676.3" calcext:value-type="float">
            <text:p>3676.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193.6" calcext:value-type="float">
            <text:p>2193.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062.5" calcext:value-type="float">
            <text:p>2062.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056.5" calcext:value-type="float">
            <text:p>2056.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826" calcext:value-type="float">
            <text:p>182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809.72" calcext:value-type="float">
            <text:p>1809.7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40.32" calcext:value-type="float">
            <text:p>1740.3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645.2" calcext:value-type="float">
            <text:p>1645.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357.29" calcext:value-type="float">
            <text:p>1357.2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99.5" calcext:value-type="float">
            <text:p>1099.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43.7" calcext:value-type="float">
            <text:p>843.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29.16" calcext:value-type="float">
            <text:p>829.1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22.6" calcext:value-type="float">
            <text:p>822.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10.56" calcext:value-type="float">
            <text:p>810.5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98.64" calcext:value-type="float">
            <text:p>798.6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30.4" calcext:value-type="float">
            <text:p>730.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30.4" calcext:value-type="float">
            <text:p>730.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72.5" calcext:value-type="float">
            <text:p>572.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72.5" calcext:value-type="float">
            <text:p>572.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48.4" calcext:value-type="float">
            <text:p>548.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32.7" calcext:value-type="float">
            <text:p>432.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65.2" calcext:value-type="float">
            <text:p>365.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13.5" calcext:value-type="float">
            <text:p>313.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74.2" calcext:value-type="float">
            <text:p>274.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33.16" calcext:value-type="float">
            <text:p>233.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5.65" calcext:value-type="float">
            <text:p>205.6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78.4" calcext:value-type="float">
            <text:p>178.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76.44" calcext:value-type="float">
            <text:p>176.4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7.4" calcext:value-type="float">
            <text:p>137.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9.2" calcext:value-type="float">
            <text:p>119.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9.2" calcext:value-type="float">
            <text:p>119.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19.2" calcext:value-type="float">
            <text:p>119.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4.5" calcext:value-type="float">
            <text:p>114.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2.9" calcext:value-type="float">
            <text:p>112.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9.68" calcext:value-type="float">
            <text:p>109.6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3.76" calcext:value-type="float">
            <text:p>73.7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9.6" calcext:value-type="float">
            <text:p>59.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8.86" calcext:value-type="float">
            <text:p>38.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9T15:59:03.746205145</dc:date>
    <meta:editing-duration>PT42M6S</meta:editing-duration>
    <meta:editing-cycles>1</meta:editing-cycles>
    <meta:document-statistic meta:table-count="9" meta:cell-count="3349" meta:object-count="0"/>
    <meta:generator>LibreOffice/5.1.6.2$Linux_X86_64 LibreOffice_project/10m0$Build-2</meta:generator>
  </office:meta>
</office:document-meta>
</file>